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c575"/>
    </style:style>
    <style:style style:name="P2" style:family="paragraph" style:parent-style-name="Standard">
      <style:text-properties officeooo:paragraph-rsid="000dc575"/>
    </style:style>
    <style:style style:name="P3" style:family="paragraph" style:parent-style-name="Standard">
      <style:text-properties officeooo:rsid="000b14d9" officeooo:paragraph-rsid="000e8e74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8e74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0e8e74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e8e74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indeterminateNotEnoughData //Reese Bender //PASSED</text:p>
      <text:p text:style-name="P1"/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A8” when the “Enter patientID” dialog pops up</text:p>
      <text:p text:style-name="P1"/>
      <text:p text:style-name="P1">The app should now display the message dialog:” Patient 1000A8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6.0” when prompted for the patient’s baseline use of dopamine.</text:p>
      <text:p text:style-name="P1">20. <text:s/>Type “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20:14.092062226</meta:creation-date>
    <dc:date>2020-11-18T12:06:59.400291337</dc:date>
    <meta:editing-duration>PT2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54" meta:character-count="3674" meta:non-whitespace-character-count="3127"/>
  </office:meta>
</office:document-meta>
</file>